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47cm" fo:margin-left="-0.071cm" fo:margin-right="0.134cm" fo:margin-top="0cm" fo:margin-bottom="0cm" table:align="margins" style:writing-mode="lr-tb"/>
    </style:style>
    <style:style style:name="Table1.A" style:family="table-column">
      <style:table-column-properties style:column-width="6.241cm" style:rel-column-width="24867*"/>
    </style:style>
    <style:style style:name="Table1.B" style:family="table-column">
      <style:table-column-properties style:column-width="1.565cm" style:rel-column-width="6234*"/>
    </style:style>
    <style:style style:name="Table1.C" style:family="table-column">
      <style:table-column-properties style:column-width="4.168cm" style:rel-column-width="16608*"/>
    </style:style>
    <style:style style:name="Table1.D" style:family="table-column">
      <style:table-column-properties style:column-width="4.473cm" style:rel-column-width="17826*"/>
    </style:style>
    <style:style style:name="Table1.1" style:family="table-row">
      <style:table-row-properties style:min-row-height="1.109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1.2" style:family="table-row">
      <style:table-row-properties style:min-row-height="0.552cm" style:keep-together="true" fo:keep-together="auto"/>
    </style:style>
    <style:style style:name="Table1.D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10" style:family="table-row">
      <style:table-row-properties style:min-row-height="0.529cm" style:keep-together="true" fo:keep-together="auto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/>
      <style:text-properties style:font-name="Times New Roman" fo:font-size="5pt" style:font-size-asian="5pt" style:font-name-complex="Times New Roman1" style:font-size-complex="5pt"/>
    </style:style>
    <style:style style:name="P6" style:family="paragraph" style:parent-style-name="Standard">
      <style:paragraph-properties fo:margin-top="0cm" fo:margin-bottom="0cm" fo:break-before="page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/>
      <style:text-properties style:font-name="Times New Roman" fo:font-size="5pt" style:font-size-asian="5pt" style:font-name-complex="Times New Roman1" style:font-size-complex="5pt"/>
    </style:style>
    <style:style style:name="P13" style:family="paragraph" style:parent-style-name="Standard">
      <style:paragraph-properties fo:margin-top="0cm" fo:margin-bottom="0cm"/>
      <style:text-properties style:font-name="Times New Roman" fo:font-size="4pt" style:font-size-asian="4pt" style:font-name-complex="Times New Roman1" style:font-size-complex="4pt"/>
    </style:style>
    <style:style style:name="P14" style:family="paragraph" style:parent-style-name="Standard">
      <style:paragraph-properties fo:margin-top="0cm" fo:margin-bottom="0cm"/>
      <style:text-properties style:font-name="Times New Roman" fo:font-size="4pt" fo:font-weight="normal" style:font-size-asian="4pt" style:font-weight-asian="normal" style:font-name-complex="Times New Roman1" style:font-size-complex="4pt" style:font-weight-complex="normal"/>
    </style:style>
    <style:style style:name="P15" style:family="paragraph" style:parent-style-name="Standard">
      <style:paragraph-properties fo:margin-top="0cm" fo:margin-bottom="0cm"/>
      <style:text-properties style:font-name="Times New Roman" fo:font-size="4pt" fo:font-style="normal" fo:font-weight="normal" style:font-size-asian="4pt" style:font-style-asian="normal" style:font-weight-asian="normal" style:font-name-complex="Times New Roman1" style:font-size-complex="4pt" style:font-style-complex="normal" style:font-weight-complex="normal"/>
    </style:style>
    <style:style style:name="P1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7" style:family="paragraph" style:parent-style-name="Text_20_body" style:master-page-name="Standard">
      <style:paragraph-properties style:page-number="auto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hese values are for N = 100000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Hash Function (char * c, int i);</text:p>
          </table:table-cell>
          <table:table-cell table:style-name="Table1.A1" office:value-type="string">
            <text:p text:style-name="P3">ISF *</text:p>
          </table:table-cell>
          <table:table-cell table:style-name="Table1.C1" office:value-type="string">
            <text:p text:style-name="P3">σ <text:s/>(standard deviation)</text:p>
          </table:table-cell>
          <table:table-cell table:style-name="Table1.A1" office:value-type="string">
            <text:p text:style-name="P3">Max elements in a bucket</text:p>
          </table:table-cell>
        </table:table-row>
        <table:table-row table:style-name="Table1.2">
          <table:table-cell table:style-name="Table1.A1" office:value-type="string">
            <text:p text:style-name="P8">H0</text:p>
          </table:table-cell>
          <table:table-cell table:style-name="Table1.A1" office:value-type="string">
            <text:p text:style-name="P2">.10</text:p>
          </table:table-cell>
          <table:table-cell table:style-name="Table1.C1" office:value-type="string">
            <text:p text:style-name="P2">54.621661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2">H0</text:p>
          </table:table-cell>
          <table:table-cell table:style-name="Table1.A1" office:value-type="string">
            <text:p text:style-name="P2">.20</text:p>
          </table:table-cell>
          <table:table-cell table:style-name="Table1.C1" office:value-type="string">
            <text:p text:style-name="P2">54.622576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2">H0</text:p>
          </table:table-cell>
          <table:table-cell table:style-name="Table1.A1" office:value-type="string">
            <text:p text:style-name="P2">.35</text:p>
          </table:table-cell>
          <table:table-cell table:style-name="Table1.C1" office:value-type="string">
            <text:p text:style-name="P2">54.623949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2">H0</text:p>
          </table:table-cell>
          <table:table-cell table:style-name="Table1.A1" office:value-type="string">
            <text:p text:style-name="P2">.50</text:p>
          </table:table-cell>
          <table:table-cell table:style-name="Table1.C1" office:value-type="string">
            <text:p text:style-name="P2">54.625322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2">H0</text:p>
          </table:table-cell>
          <table:table-cell table:style-name="Table1.A1" office:value-type="string">
            <text:p text:style-name="P2">.75</text:p>
          </table:table-cell>
          <table:table-cell table:style-name="Table1.C1" office:value-type="string">
            <text:p text:style-name="P2">54.627611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2">H0</text:p>
          </table:table-cell>
          <table:table-cell table:style-name="Table1.A1" office:value-type="string">
            <text:p text:style-name="P2">.85</text:p>
          </table:table-cell>
          <table:table-cell table:style-name="Table1.C1" office:value-type="string">
            <text:p text:style-name="P2">54.628526</text:p>
          </table:table-cell>
          <table:table-cell table:style-name="Table1.D2" office:value-type="float" office:value="8874">
            <text:p text:style-name="P2">8874</text:p>
          </table:table-cell>
        </table:table-row>
        <table:table-row table:style-name="Table1.2">
          <table:table-cell table:style-name="Table1.A1" office:value-type="string">
            <text:p text:style-name="P9">H1</text:p>
          </table:table-cell>
          <table:table-cell table:style-name="Table1.A1" office:value-type="string">
            <text:p text:style-name="P4">.10</text:p>
          </table:table-cell>
          <table:table-cell table:style-name="Table1.C1" office:value-type="string">
            <text:p text:style-name="P4">11.425751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20</text:p>
          </table:table-cell>
          <table:table-cell table:style-name="Table1.C1" office:value-type="string">
            <text:p text:style-name="P4">11.430126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10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35</text:p>
          </table:table-cell>
          <table:table-cell table:style-name="Table1.C1" office:value-type="string">
            <text:p text:style-name="P4">11.436685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50</text:p>
          </table:table-cell>
          <table:table-cell table:style-name="Table1.C1" office:value-type="string">
            <text:p text:style-name="P4">11.443242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75</text:p>
          </table:table-cell>
          <table:table-cell table:style-name="Table1.C1" office:value-type="string">
            <text:p text:style-name="P4">11.454160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85</text:p>
          </table:table-cell>
          <table:table-cell table:style-name="Table1.C1" office:value-type="string">
            <text:p text:style-name="P4">11.458524</text:p>
          </table:table-cell>
          <table:table-cell table:style-name="Table1.D2" office:value-type="float" office:value="214">
            <text:p text:style-name="P4">214</text:p>
          </table:table-cell>
        </table:table-row>
        <table:table-row table:style-name="Table1.2">
          <table:table-cell table:style-name="Table1.A1" office:value-type="string">
            <text:p text:style-name="P8">H2</text:p>
          </table:table-cell>
          <table:table-cell table:style-name="Table1.A1" office:value-type="string">
            <text:p text:style-name="P2">.10</text:p>
          </table:table-cell>
          <table:table-cell table:style-name="Table1.C1" office:value-type="string">
            <text:p text:style-name="P2">8.570361</text:p>
          </table:table-cell>
          <table:table-cell table:style-name="Table1.D2" office:value-type="float" office:value="235">
            <text:p text:style-name="P2">235</text:p>
          </table:table-cell>
        </table:table-row>
        <table:table-row table:style-name="Table1.2">
          <table:table-cell table:style-name="Table1.A1" office:value-type="string">
            <text:p text:style-name="P2">H2</text:p>
          </table:table-cell>
          <table:table-cell table:style-name="Table1.A1" office:value-type="string">
            <text:p text:style-name="P2">.20</text:p>
          </table:table-cell>
          <table:table-cell table:style-name="Table1.C1" office:value-type="string">
            <text:p text:style-name="P2">8.253783</text:p>
          </table:table-cell>
          <table:table-cell table:style-name="Table1.D2" office:value-type="float" office:value="234">
            <text:p text:style-name="P2">234</text:p>
          </table:table-cell>
        </table:table-row>
        <table:table-row table:style-name="Table1.2">
          <table:table-cell table:style-name="Table1.A1" office:value-type="string">
            <text:p text:style-name="P2">H2</text:p>
          </table:table-cell>
          <table:table-cell table:style-name="Table1.A1" office:value-type="string">
            <text:p text:style-name="P2">.35</text:p>
          </table:table-cell>
          <table:table-cell table:style-name="Table1.C1" office:value-type="string">
            <text:p text:style-name="P2">8.195058</text:p>
          </table:table-cell>
          <table:table-cell table:style-name="Table1.D2" office:value-type="float" office:value="241">
            <text:p text:style-name="P2">241</text:p>
          </table:table-cell>
        </table:table-row>
        <table:table-row table:style-name="Table1.2">
          <table:table-cell table:style-name="Table1.A1" office:value-type="string">
            <text:p text:style-name="P2">H2</text:p>
          </table:table-cell>
          <table:table-cell table:style-name="Table1.A1" office:value-type="string">
            <text:p text:style-name="P2">.50</text:p>
          </table:table-cell>
          <table:table-cell table:style-name="Table1.C1" office:value-type="string">
            <text:p text:style-name="P2">8.105624</text:p>
          </table:table-cell>
          <table:table-cell table:style-name="Table1.D2" office:value-type="float" office:value="194">
            <text:p text:style-name="P2">194</text:p>
          </table:table-cell>
        </table:table-row>
        <table:table-row table:style-name="Table1.2">
          <table:table-cell table:style-name="Table1.A1" office:value-type="string">
            <text:p text:style-name="P2">H2</text:p>
          </table:table-cell>
          <table:table-cell table:style-name="Table1.A1" office:value-type="string">
            <text:p text:style-name="P2">.75</text:p>
          </table:table-cell>
          <table:table-cell table:style-name="Table1.C1" office:value-type="string">
            <text:p text:style-name="P2">8.081802</text:p>
          </table:table-cell>
          <table:table-cell table:style-name="Table1.D2" office:value-type="float" office:value="194">
            <text:p text:style-name="P2">194</text:p>
          </table:table-cell>
        </table:table-row>
        <table:table-row table:style-name="Table1.2">
          <table:table-cell table:style-name="Table1.A1" office:value-type="string">
            <text:p text:style-name="P2">H2</text:p>
          </table:table-cell>
          <table:table-cell table:style-name="Table1.A1" office:value-type="string">
            <text:p text:style-name="P2">.85</text:p>
          </table:table-cell>
          <table:table-cell table:style-name="Table1.C1" office:value-type="string">
            <text:p text:style-name="P2">8.134756</text:p>
          </table:table-cell>
          <table:table-cell table:style-name="Table1.D2" office:value-type="float" office:value="234">
            <text:p text:style-name="P2">234</text:p>
          </table:table-cell>
        </table:table-row>
        <table:table-row table:style-name="Table1.2">
          <table:table-cell table:style-name="Table1.A1" office:value-type="string">
            <text:p text:style-name="P9">H3</text:p>
          </table:table-cell>
          <table:table-cell table:style-name="Table1.A1" office:value-type="string">
            <text:p text:style-name="P4">.10</text:p>
          </table:table-cell>
          <table:table-cell table:style-name="Table1.C1" office:value-type="string">
            <text:p text:style-name="P4">3.031574</text:p>
          </table:table-cell>
          <table:table-cell table:style-name="Table1.D2" office:value-type="float" office:value="27">
            <text:p text:style-name="P4">27</text:p>
          </table:table-cell>
        </table:table-row>
        <table:table-row table:style-name="Table1.2">
          <table:table-cell table:style-name="Table1.A1" office:value-type="string">
            <text:p text:style-name="P4">H3</text:p>
          </table:table-cell>
          <table:table-cell table:style-name="Table1.A1" office:value-type="string">
            <text:p text:style-name="P4">.20</text:p>
          </table:table-cell>
          <table:table-cell table:style-name="Table1.C1" office:value-type="string">
            <text:p text:style-name="P4">2.073553</text:p>
          </table:table-cell>
          <table:table-cell table:style-name="Table1.D2" office:value-type="float" office:value="17">
            <text:p text:style-name="P4">17</text:p>
          </table:table-cell>
        </table:table-row>
        <table:table-row table:style-name="Table1.2">
          <table:table-cell table:style-name="Table1.A1" office:value-type="string">
            <text:p text:style-name="P4">H3</text:p>
          </table:table-cell>
          <table:table-cell table:style-name="Table1.A1" office:value-type="string">
            <text:p text:style-name="P4">.35</text:p>
          </table:table-cell>
          <table:table-cell table:style-name="Table1.C1" office:value-type="string">
            <text:p text:style-name="P4">1.509420</text:p>
          </table:table-cell>
          <table:table-cell table:style-name="Table1.D2" office:value-type="float" office:value="13">
            <text:p text:style-name="P4">13</text:p>
          </table:table-cell>
        </table:table-row>
        <table:table-row table:style-name="Table1.2">
          <table:table-cell table:style-name="Table1.A1" office:value-type="string">
            <text:p text:style-name="P4">H3</text:p>
          </table:table-cell>
          <table:table-cell table:style-name="Table1.A1" office:value-type="string">
            <text:p text:style-name="P4">.50</text:p>
          </table:table-cell>
          <table:table-cell table:style-name="Table1.C1" office:value-type="string">
            <text:p text:style-name="P4">1.263329</text:p>
          </table:table-cell>
          <table:table-cell table:style-name="Table1.D2" office:value-type="float" office:value="11">
            <text:p text:style-name="P4">11</text:p>
          </table:table-cell>
        </table:table-row>
        <table:table-row table:style-name="Table1.2">
          <table:table-cell table:style-name="Table1.A1" office:value-type="string">
            <text:p text:style-name="P4">H3</text:p>
          </table:table-cell>
          <table:table-cell table:style-name="Table1.A1" office:value-type="string">
            <text:p text:style-name="P4">.75</text:p>
          </table:table-cell>
          <table:table-cell table:style-name="Table1.C1" office:value-type="string">
            <text:p text:style-name="P4">1.080555</text:p>
          </table:table-cell>
          <table:table-cell table:style-name="Table1.D2" office:value-type="float" office:value="10">
            <text:p text:style-name="P4">10</text:p>
          </table:table-cell>
        </table:table-row>
        <table:table-row table:style-name="Table1.2">
          <table:table-cell table:style-name="Table1.A1" office:value-type="string">
            <text:p text:style-name="P4">H3</text:p>
          </table:table-cell>
          <table:table-cell table:style-name="Table1.A1" office:value-type="string">
            <text:p text:style-name="P4">.85</text:p>
          </table:table-cell>
          <table:table-cell table:style-name="Table1.C1" office:value-type="string">
            <text:p text:style-name="P4">1.053062</text:p>
          </table:table-cell>
          <table:table-cell table:style-name="Table1.D2" office:value-type="float" office:value="8">
            <text:p text:style-name="P4">8</text:p>
          </table:table-cell>
        </table:table-row>
      </table:table>
      <text:p text:style-name="P7">content<text:span text:style-name="T6"> is a char*</text:span></text:p>
      <text:p text:style-name="P7">sum <text:span text:style-name="T6">=</text:span><text:span text:style-name="T6"><draw:frame draw:style-name="fr1" draw:name="Object1" text:anchor-type="as-char" svg:y="-0.432cm" svg:width="2.512cm" svg:height="0.5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; </text:span>rum<text:span text:style-name="T6"> = </text:span><text:span text:style-name="T6"><draw:frame draw:style-name="fr1" draw:name="Object4" text:anchor-type="as-char" svg:y="-0.432cm" svg:width="3.801cm" svg:height="0.58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6">; </text:span>Prod <text:span text:style-name="T6">= </text:span><text:span text:style-name="T6"><draw:frame draw:style-name="fr1" draw:name="Object5" text:anchor-type="as-char" svg:y="-0.437cm" svg:width="2.568cm" svg:height="0.579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6">;</text:span></text:p>
      <text:p text:style-name="P7">Sin<text:span text:style-name="T6"> =</text:span><text:span text:style-name="T6"><draw:frame draw:style-name="fr1" draw:name="Object2" text:anchor-type="as-char" svg:y="-0.432cm" svg:width="3.358cm" svg:height="0.5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; </text:span>Cos<text:span text:style-name="T6"> =</text:span><text:span text:style-name="T6"><draw:frame draw:style-name="fr1" draw:name="Object3" text:anchor-type="as-char" svg:y="-0.432cm" svg:width="3.358cm" svg:height="0.5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; </text:span>Log<text:span text:style-name="T6"> = </text:span><text:span text:style-name="T6"><draw:frame draw:style-name="fr1" draw:name="Object6" text:anchor-type="as-char" svg:y="-0.432cm" svg:width="3.41cm" svg:height="0.5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;</text:span></text:p>
      <text:p text:style-name="P7">f1 <text:span text:style-name="T6"><text:s/>= </text:span><text:span text:style-name="T6"><draw:frame draw:style-name="fr1" draw:name="Object7" text:anchor-type="as-char" svg:y="-0.432cm" svg:width="3.909cm" svg:height="0.5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; </text:span>f2 <text:span text:style-name="T6"><text:s/>= </text:span><text:span text:style-name="T6"><draw:frame draw:style-name="fr1" draw:name="Object8" text:anchor-type="as-char" svg:y="-0.432cm" svg:width="3.896cm" svg:height="0.5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.</text:span></text:p>
      <text:p text:style-name="P11">H0: <text:span text:style-name="T7">(Sin * Cos) % size</text:span> – clumps up at B0 and rapidly decreases then it flats out then stops at around B90:</text:p>
      <text:p text:style-name="P5">B[ <text:s text:c="4"/>0]: ********************************************************************************************************************************| 100.000000%</text:p>
      <text:p text:style-name="P5">B[ <text:s text:c="4"/>1]: ***************************************************************************************** <text:s text:c="38"/>| <text:s/>69.531250%</text:p>
      <text:p text:style-name="P5">B[ <text:s text:c="4"/>2]: ***************************************************************************** <text:s text:c="50"/>| <text:s/>60.156250%</text:p>
      <text:p text:style-name="P5">B[ <text:s text:c="4"/>3]: **************************************************************** <text:s text:c="63"/>| <text:s/>50.000000%</text:p>
      <text:p text:style-name="P5">B[ <text:s text:c="4"/>4]: ********************************************************* <text:s text:c="70"/>| <text:s/>44.531250%</text:p>
      <text:p text:style-name="P5">B[ <text:s text:c="4"/>5]: ****************************************************** <text:s text:c="73"/>| <text:s/>42.187500%</text:p>
      <text:p text:style-name="P5">B[ <text:s text:c="4"/>6]: *********************************************** <text:s text:c="80"/>| <text:s/>36.718750%</text:p>
      <text:p text:style-name="P5">B[ <text:s text:c="4"/>7]: ******************************************** <text:s text:c="83"/>| <text:s/>34.375000%</text:p>
      <text:p text:style-name="P5">B[ <text:s text:c="4"/>8]: ****************************************** <text:s text:c="85"/>| <text:s/>32.812500%</text:p>
      <text:p text:style-name="P5">B[ <text:s text:c="4"/>9]: *************************************** <text:s text:c="88"/>| <text:s/>30.468750%</text:p>
      <text:p text:style-name="P5">B[ <text:s text:c="3"/>10]: ************************************* <text:s text:c="90"/>| <text:s/>28.906250%</text:p>
      <text:p text:style-name="P5">B[ <text:s text:c="3"/>11]: ********************************** <text:s text:c="93"/>| <text:s/>26.562500%</text:p>
      <text:p text:style-name="P5">B[ <text:s text:c="3"/>12]: ******************************** <text:s text:c="95"/>| <text:s/>25.000000%</text:p>
      <text:p text:style-name="P5">B[ <text:s text:c="3"/>13]: ****************************** <text:s text:c="97"/>| <text:s/>23.437500%</text:p>
      <text:p text:style-name="P5">B[ <text:s text:c="3"/>14]: **************************** <text:s text:c="99"/>| <text:s/>21.875000%</text:p>
      <text:p text:style-name="P5">B[ <text:s text:c="3"/>15]: *************************** <text:s text:c="100"/>| <text:s/>21.093750%</text:p>
      <text:p text:style-name="P5">B[ <text:s text:c="3"/>16]: ************************* <text:s text:c="102"/>| <text:s/>19.531250%</text:p>
      <text:p text:style-name="P5">B[ <text:s text:c="3"/>17]: ************************ <text:s text:c="103"/>| <text:s/>18.750000%</text:p>
      <text:p text:style-name="P5">B[ <text:s text:c="3"/>18]: *********************** <text:s text:c="104"/>| <text:s/>17.968750%</text:p>
      <text:p text:style-name="P5">B[ <text:s text:c="3"/>19]: ********************** <text:s text:c="105"/>| <text:s/>17.187500%</text:p>
      <text:p text:style-name="P5">B[ <text:s text:c="3"/>20]: ********************* <text:s text:c="106"/>| <text:s/>16.406250%</text:p>
      <text:p text:style-name="P5">B[ <text:s text:c="3"/>21]: ******************* <text:s text:c="108"/>| <text:s/>14.843750%</text:p>
      <text:p text:style-name="P5">B[ <text:s text:c="3"/>22]: ******************* <text:s text:c="108"/>| <text:s/>14.843750%</text:p>
      <text:p text:style-name="P5">B[ <text:s text:c="3"/>23]: ****************** <text:s text:c="109"/>| <text:s/>14.062500%</text:p>
      <text:p text:style-name="P5">B[ <text:s text:c="3"/>24]: **************** <text:s text:c="111"/>| <text:s/>12.500000%</text:p>
      <text:p text:style-name="P5">B[ <text:s text:c="3"/>25]: **************** <text:s text:c="111"/>| <text:s/>12.500000%</text:p>
      <text:p text:style-name="P5">B[ <text:s text:c="3"/>26]: *************** <text:s text:c="112"/>| <text:s/>11.718750%</text:p>
      <text:p text:style-name="P5">B[ <text:s text:c="3"/>27]: ************** <text:s text:c="113"/>| <text:s/>10.937500%</text:p>
      <text:p text:style-name="P5">B[ <text:s text:c="3"/>28]: ************** <text:s text:c="113"/>| <text:s/>10.937500%</text:p>
      <text:p text:style-name="P5">B[ <text:s text:c="3"/>29]: ************** <text:s text:c="113"/>| <text:s/>10.937500%</text:p>
      <text:p text:style-name="P5">B[ <text:s text:c="3"/>30]: ************* <text:s text:c="114"/>| <text:s/>10.156250%</text:p>
      <text:p text:style-name="P5">B[ <text:s text:c="3"/>31]: ************* <text:s text:c="114"/>| <text:s/>10.156250%</text:p>
      <text:p text:style-name="P5">B[ <text:s text:c="3"/>32]: *********** <text:s text:c="116"/>| <text:s text:c="2"/>8.593750%</text:p>
      <text:p text:style-name="P5">B[ <text:s text:c="3"/>33]: *********** <text:s text:c="116"/>| <text:s text:c="2"/>8.593750%</text:p>
      <text:p text:style-name="P5">B[ <text:s text:c="3"/>34]: ********** <text:s text:c="117"/>| <text:s text:c="2"/>7.812500%</text:p>
      <text:p text:style-name="P5">B[ <text:s text:c="3"/>35]: ********** <text:s text:c="117"/>| <text:s text:c="2"/>7.812500%</text:p>
      <text:p text:style-name="P5">B[ <text:s text:c="3"/>36]: ********** <text:s text:c="117"/>| <text:s text:c="2"/>7.812500%</text:p>
      <text:p text:style-name="P5">B[ <text:s text:c="3"/>37]: ********** <text:s text:c="117"/>| <text:s text:c="2"/>7.812500%</text:p>
      <text:p text:style-name="P5">B[ <text:s text:c="3"/>38]: ********* <text:s text:c="118"/>| <text:s text:c="2"/>7.031250%</text:p>
      <text:p text:style-name="P5">B[ <text:s text:c="3"/>39]: ******** <text:s text:c="119"/>| <text:s text:c="2"/>6.250000%</text:p>
      <text:p text:style-name="P5">B[ <text:s text:c="3"/>40]: ******** <text:s text:c="119"/>| <text:s text:c="2"/>6.250000%</text:p>
      <text:p text:style-name="P5">B[ <text:s text:c="3"/>41]: ******** <text:s text:c="119"/>| <text:s text:c="2"/>6.250000%</text:p>
      <text:p text:style-name="P5">B[ <text:s text:c="3"/>42]: ******* <text:s text:c="120"/>| <text:s text:c="2"/>5.468750%</text:p>
      <text:p text:style-name="P5">B[ <text:s text:c="3"/>43]: ******* <text:s text:c="120"/>| <text:s text:c="2"/>5.468750%</text:p>
      <text:p text:style-name="P5">B[ <text:s text:c="3"/>44]: ******* <text:s text:c="120"/>| <text:s text:c="2"/>5.468750%</text:p>
      <text:p text:style-name="P5">B[ <text:s text:c="3"/>45]: ****** <text:s text:c="121"/>| <text:s text:c="2"/>4.687500%</text:p>
      <text:p text:style-name="P5">B[ <text:s text:c="3"/>46]: ****** <text:s text:c="121"/>| <text:s text:c="2"/>4.687500%</text:p>
      <text:p text:style-name="P5">B[ <text:s text:c="3"/>47]: ****** <text:s text:c="121"/>| <text:s text:c="2"/>4.687500%</text:p>
      <text:p text:style-name="P5">B[ <text:s text:c="3"/>48]: ****** <text:s text:c="121"/>| <text:s text:c="2"/>4.687500%</text:p>
      <text:p text:style-name="P5">B[ <text:s text:c="3"/>49]: ***** <text:s text:c="122"/>| <text:s text:c="2"/>3.906250%</text:p>
      <text:p text:style-name="P5">B[ <text:s text:c="3"/>50]: ***** <text:s text:c="122"/>| <text:s text:c="2"/>3.906250%</text:p>
      <text:p text:style-name="P5">B[ <text:s text:c="3"/>51]: ***** <text:s text:c="122"/>| <text:s text:c="2"/>3.906250%</text:p>
      <text:p text:style-name="P5">B[ <text:s text:c="3"/>52]: ***** <text:s text:c="122"/>| <text:s text:c="2"/>3.906250%</text:p>
      <text:p text:style-name="P5">B[ <text:s text:c="3"/>53]: ***** <text:s text:c="122"/>| <text:s text:c="2"/>3.906250%</text:p>
      <text:p text:style-name="P5">B[ <text:s text:c="3"/>54]: ***** <text:s text:c="122"/>| <text:s text:c="2"/>3.906250%</text:p>
      <text:p text:style-name="P5">B[ <text:s text:c="3"/>55]: **** <text:s text:c="123"/>| <text:s text:c="2"/>3.125000%</text:p>
      <text:p text:style-name="P5">B[ <text:s text:c="3"/>56]: **** <text:s text:c="123"/>| <text:s text:c="2"/>3.125000%</text:p>
      <text:p text:style-name="P5">B[ <text:s text:c="3"/>57]: **** <text:s text:c="123"/>| <text:s text:c="2"/>3.125000%</text:p>
      <text:p text:style-name="P5">B[ <text:s text:c="3"/>58]: **** <text:s text:c="123"/>| <text:s text:c="2"/>3.125000%</text:p>
      <text:p text:style-name="P5">B[ <text:s text:c="3"/>59]: **** <text:s text:c="123"/>| <text:s text:c="2"/>3.125000%</text:p>
      <text:p text:style-name="P5">B[ <text:s text:c="3"/>60]: *** <text:s text:c="124"/>| <text:s text:c="2"/>2.343750%</text:p>
      <text:p text:style-name="P5">B[ <text:s text:c="3"/>61]: *** <text:s text:c="124"/>| <text:s text:c="2"/>2.343750%</text:p>
      <text:p text:style-name="P5">B[ <text:s text:c="3"/>62]: *** <text:s text:c="124"/>| <text:s text:c="2"/>2.343750%</text:p>
      <text:p text:style-name="P5">B[ <text:s text:c="3"/>63]: *** <text:s text:c="124"/>| <text:s text:c="2"/>2.343750%</text:p>
      <text:p text:style-name="P5">B[ <text:s text:c="3"/>64]: *** <text:s text:c="124"/>| <text:s text:c="2"/>2.343750%</text:p>
      <text:p text:style-name="P5">B[ <text:s text:c="3"/>65]: *** <text:s text:c="124"/>| <text:s text:c="2"/>2.343750%</text:p>
      <text:p text:style-name="P5">B[ <text:s text:c="3"/>66]: *** <text:s text:c="124"/>| <text:s text:c="2"/>2.343750%</text:p>
      <text:p text:style-name="P5">B[ <text:s text:c="3"/>67]: *** <text:s text:c="124"/>| <text:s text:c="2"/>2.343750%</text:p>
      <text:p text:style-name="P5">B[ <text:s text:c="3"/>68]: ** <text:s text:c="125"/>| <text:s text:c="2"/>1.562500%</text:p>
      <text:p text:style-name="P5">B[ <text:s text:c="3"/>69]: ** <text:s text:c="125"/>| <text:s text:c="2"/>1.562500%</text:p>
      <text:p text:style-name="P5">B[ <text:s text:c="3"/>70]: ** <text:s text:c="125"/>| <text:s text:c="2"/>1.562500%</text:p>
      <text:p text:style-name="P5">B[ <text:s text:c="3"/>71]: ** <text:s text:c="125"/>| <text:s text:c="2"/>1.562500%</text:p>
      <text:p text:style-name="P5">B[ <text:s text:c="3"/>72]: ** <text:s text:c="125"/>| <text:s text:c="2"/>1.562500%</text:p>
      <text:p text:style-name="P5">B[ <text:s text:c="3"/>73]: ** <text:s text:c="125"/>| <text:s text:c="2"/>1.562500%</text:p>
      <text:p text:style-name="P5">B[ <text:s text:c="3"/>74]: ** <text:s text:c="125"/>| <text:s text:c="2"/>1.562500%</text:p>
      <text:p text:style-name="P5">B[ <text:s text:c="3"/>75]: ** <text:s text:c="125"/>| <text:s text:c="2"/>1.562500%</text:p>
      <text:p text:style-name="P5">B[ <text:s text:c="3"/>76]: ** <text:s text:c="125"/>| <text:s text:c="2"/>1.562500%</text:p>
      <text:p text:style-name="P5">B[ <text:s text:c="3"/>77]: ** <text:s text:c="125"/>| <text:s text:c="2"/>1.562500%</text:p>
      <text:p text:style-name="P5">B[ <text:s text:c="3"/>78]: ** <text:s text:c="125"/>| <text:s text:c="2"/>1.562500%</text:p>
      <text:p text:style-name="P5">B[ <text:s text:c="3"/>79]: ** <text:s text:c="125"/>| <text:s text:c="2"/>1.562500%</text:p>
      <text:p text:style-name="P5">B[ <text:s text:c="3"/>80]: * <text:s text:c="126"/>| <text:s text:c="2"/>0.781250%</text:p>
      <text:p text:style-name="P5">B[ <text:s text:c="3"/>81]: * <text:s text:c="126"/>| <text:s text:c="2"/>0.781250%</text:p>
      <text:p text:style-name="P5">B[ <text:s text:c="3"/>82]: * <text:s text:c="126"/>| <text:s text:c="2"/>0.781250%</text:p>
      <text:p text:style-name="P5">B[ <text:s text:c="3"/>83]: * <text:s text:c="126"/>| <text:s text:c="2"/>0.781250%</text:p>
      <text:p text:style-name="P5">B[ <text:s text:c="3"/>84]: * <text:s text:c="126"/>| <text:s text:c="2"/>0.781250%</text:p>
      <text:p text:style-name="P5">B[ <text:s text:c="3"/>85]: * <text:s text:c="126"/>| <text:s text:c="2"/>0.781250%</text:p>
      <text:p text:style-name="P5">B[ <text:s text:c="3"/>86]: * <text:s text:c="126"/>| <text:s text:c="2"/>0.781250%</text:p>
      <text:p text:style-name="P5">B[ <text:s text:c="3"/>87]: * <text:s text:c="126"/>| <text:s text:c="2"/>0.781250%</text:p>
      <text:p text:style-name="P5">B[ <text:s text:c="3"/>88]: * <text:s text:c="126"/>| <text:s text:c="2"/>0.781250%</text:p>
      <text:p text:style-name="P5">B[ <text:s text:c="3"/>89]: * <text:s text:c="126"/>| <text:s text:c="2"/>0.781250%</text:p>
      <text:p text:style-name="P5">B[ <text:s text:c="3"/>90]: * <text:s text:c="126"/>| <text:s text:c="2"/>0.781250%</text:p>
      <text:p text:style-name="P5">B[ <text:s text:c="3"/>91]: * <text:s text:c="126"/>| <text:s text:c="2"/>0.781250%</text:p>
      <text:p text:style-name="P5">B[ <text:s text:c="3"/>92]: * <text:s text:c="126"/>| <text:s text:c="2"/>0.781250%</text:p>
      <text:p text:style-name="P5">B[ <text:s text:c="3"/>93]: <text:s text:c="128"/>| <text:s text:c="2"/>0.000000%</text:p>
      <text:p text:style-name="P1"><text:soft-page-break/><text:span text:style-name="T1">H1: </text:span><text:span text:style-name="T2">sum % size</text:span><text:span text:style-name="T1"> </text:span><text:span text:style-name="T2">–</text:span><text:span text:style-name="T1"> looks like the Gauss distribution form around B4000 to B6000, spiking in the middle: here are some small samples:</text:span></text:p>
      <text:p text:style-name="P13"/>
      <text:p text:style-name="P13">B[ <text:s/>4463]: * <text:s text:c="126"/>| <text:s text:c="2"/>0.781250%</text:p>
      <text:p text:style-name="P13">B[ <text:s/>4464]: <text:s text:c="128"/>| <text:s text:c="2"/>0.000000%</text:p>
      <text:p text:style-name="P13">B[ <text:s/>4465]: <text:s text:c="128"/>| <text:s text:c="2"/>0.000000%</text:p>
      <text:p text:style-name="P13">B[ <text:s/>4466]: <text:s text:c="128"/>| <text:s text:c="2"/>0.000000%</text:p>
      <text:p text:style-name="P13">B[ <text:s/>4467]: <text:s text:c="128"/>| <text:s text:c="2"/>0.000000%</text:p>
      <text:p text:style-name="P13">B[ <text:s/>4468]: <text:s text:c="128"/>| <text:s text:c="2"/>0.000000%</text:p>
      <text:p text:style-name="P13">B[ <text:s/>4469]: * <text:s text:c="126"/>| <text:s text:c="2"/>0.781250%</text:p>
      <text:p text:style-name="P13">B[ <text:s/>4470]: <text:s text:c="128"/>| <text:s text:c="2"/>0.000000%</text:p>
      <text:p text:style-name="P13">B[ <text:s/>4471]: * <text:s text:c="126"/>| <text:s text:c="2"/>0.781250%</text:p>
      <text:p text:style-name="P13">B[ <text:s/>4472]: * <text:s text:c="126"/>| <text:s text:c="2"/>0.781250%</text:p>
      <text:p text:style-name="P13">B[ <text:s/>4473]: <text:s text:c="128"/>| <text:s text:c="2"/>0.000000%</text:p>
      <text:p text:style-name="P13">B[ <text:s/>4474]: * <text:s text:c="126"/>| <text:s text:c="2"/>0.781250%</text:p>
      <text:p text:style-name="P13">B[ <text:s/>4475]: <text:s text:c="128"/>| <text:s text:c="2"/>0.000000%</text:p>
      <text:p text:style-name="P13">B[ <text:s/>4476]: * <text:s text:c="126"/>| <text:s text:c="2"/>0.781250%</text:p>
      <text:p text:style-name="P1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3">B[ <text:s/>4721]: ******************** <text:s text:c="107"/>| <text:s/>15.625000%</text:p>
      <text:p text:style-name="P13">B[ <text:s/>4722]: ************* <text:s text:c="114"/>| <text:s/>10.156250%</text:p>
      <text:p text:style-name="P13">B[ <text:s/>4723]: ******************** <text:s text:c="107"/>| <text:s/>15.625000%</text:p>
      <text:p text:style-name="P13">B[ <text:s/>4724]: ****************************** <text:s text:c="97"/>| <text:s/>23.437500%</text:p>
      <text:p text:style-name="P13">B[ <text:s/>4725]: ******************** <text:s text:c="107"/>| <text:s/>15.625000%</text:p>
      <text:p text:style-name="P13">B[ <text:s/>4726]: ********** <text:s text:c="117"/>| <text:s text:c="2"/>7.812500%</text:p>
      <text:p text:style-name="P13">B[ <text:s/>4727]: ************************** <text:s text:c="101"/>| <text:s/>20.312500%</text:p>
      <text:p text:style-name="P13">B[ <text:s/>4728]: **************** <text:s text:c="111"/>| <text:s/>12.500000%</text:p>
      <text:p text:style-name="P13">B[ <text:s/>4729]: *********************** <text:s text:c="104"/>| <text:s/>17.968750%</text:p>
      <text:p text:style-name="P13">B[ <text:s/>4730]: ********************** <text:s text:c="105"/>| <text:s/>17.187500%</text:p>
      <text:p text:style-name="P13">B[ <text:s/>4731]: ******************* <text:s text:c="108"/>| <text:s/>14.843750%</text:p>
      <text:p text:style-name="P13">B[ <text:s/>4732]: ****************** <text:s text:c="109"/>| <text:s/>14.062500%</text:p>
      <text:p text:style-name="P13">B[ <text:s/>4733]: ******************* <text:s text:c="108"/>| <text:s/>14.843750%</text:p>
      <text:p text:style-name="P13">B[ <text:s/>4734]: ************************ <text:s text:c="103"/>| <text:s/>18.750000%</text:p>
      <text:p text:style-name="P13">B[ <text:s/>4735]: ************************** <text:s text:c="101"/>| <text:s/>20.312500%</text:p>
      <text:p text:style-name="P13">B[ <text:s/>4736]: *********************** <text:s text:c="104"/>| <text:s/>17.968750%</text:p>
      <text:p text:style-name="P13">B[ <text:s/>4737]: ******************* <text:s text:c="108"/>| <text:s/>14.843750%</text:p>
      <text:p text:style-name="P13">B[ <text:s/>4738]: ********************* <text:s text:c="106"/>| <text:s/>16.406250%</text:p>
      <text:p text:style-name="P13">B[ <text:s/>4739]: ************************* <text:s text:c="102"/>| <text:s/>19.531250%</text:p>
      <text:p text:style-name="P13">B[ <text:s/>4740]: ***************************** <text:s text:c="98"/>| <text:s/>22.656250%</text:p>
      <text:p text:style-name="P13">B[ <text:s/>4741]: ********************** <text:s text:c="105"/>| <text:s/>17.187500%</text:p>
      <text:p text:style-name="P13">B[ <text:s/>4742]: ********************** <text:s text:c="105"/>| <text:s/>17.187500%</text:p>
      <text:p text:style-name="P13">B[ <text:s/>4743]: ********************* <text:s text:c="106"/>| <text:s/>16.406250%</text:p>
      <text:p text:style-name="P1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3">B[ <text:s/>4979]: **************************************************************************************** <text:s text:c="39"/>| <text:s/>68.750000%</text:p>
      <text:p text:style-name="P13">B[ <text:s/>4980]: *********************************************************************************************** <text:s text:c="32"/>| <text:s/>74.218750%</text:p>
      <text:p text:style-name="P13">B[ <text:s/>4981]: ***************************************************************************************************************** <text:s text:c="14"/>| <text:s/>88.281250%</text:p>
      <text:p text:style-name="P13">B[ <text:s/>4982]: ************************************************************************************************* <text:s text:c="30"/>| <text:s/>75.781250%</text:p>
      <text:p text:style-name="P13">B[ <text:s/>4983]: ********************************************************************************** <text:s text:c="45"/>| <text:s/>64.062500%</text:p>
      <text:p text:style-name="P13">B[ <text:s/>4990]: ****************************************************************************************************** <text:s text:c="25"/>| <text:s/>79.687500%</text:p>
      <text:p text:style-name="P13">B[ <text:s/>4991]: **************************************************************************************** <text:s text:c="39"/>| <text:s/>68.750000%</text:p>
      <text:p text:style-name="P13">B[ <text:s/>4992]: *************************************************************************************** <text:s text:c="40"/>| <text:s/>67.968750%</text:p>
      <text:p text:style-name="P13">B[ <text:s/>4993]: ******************************************************************************************************** <text:s text:c="23"/>| <text:s/>81.250000%</text:p>
      <text:p text:style-name="P13">B[ <text:s/>4994]: ************************************************************************************* <text:s text:c="42"/>| <text:s/>66.406250%</text:p>
      <text:p text:style-name="P13">B[ <text:s/>4995]: **************************************************************************************** <text:s text:c="39"/>| <text:s/>68.750000%</text:p>
      <text:p text:style-name="P13">B[ <text:s/>4996]: *********************************************************************************************** <text:s text:c="32"/>| <text:s/>74.218750%</text:p>
      <text:p text:style-name="P13">B[ <text:s/>4997]: *************************************************************************************************** <text:s text:c="28"/>| <text:s/>77.343750%</text:p>
      <text:p text:style-name="P13">B[ <text:s/>4998]: ******************************************************************************************************** <text:s text:c="23"/>| <text:s/>81.250000%</text:p>
      <text:p text:style-name="P13">B[ <text:s/>4999]: ************************************************************************************* <text:s text:c="42"/>| <text:s/>66.406250%</text:p>
      <text:p text:style-name="P13">B[ <text:s/>5000]: **************************************************************************************** <text:s text:c="39"/>| <text:s/>68.750000%</text:p>
      <text:p text:style-name="P13">B[ <text:s/>5001]: ******************************************************************************************** <text:s text:c="35"/>| <text:s/>71.875000%</text:p>
      <text:p text:style-name="P13">B[ <text:s/>5002]: ****************************************************************************** <text:s text:c="49"/>| <text:s/>60.937500%</text:p>
      <text:p text:style-name="P1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3">B[ <text:s/>5361]: ************************************************ <text:s text:c="79"/>| <text:s/>37.500000%</text:p>
      <text:p text:style-name="P13">B[ <text:s/>5368]: ************************************************** <text:s text:c="77"/>| <text:s/>39.062500%</text:p>
      <text:p text:style-name="P13">B[ <text:s/>5369]: ******************************************************* <text:s text:c="72"/>| <text:s/>42.968750%</text:p>
      <text:p text:style-name="P13">B[ <text:s/>5370]: ************************************************** <text:s text:c="77"/>| <text:s/>39.062500%</text:p>
      <text:p text:style-name="P13">B[ <text:s/>5371]: ************************************************* <text:s text:c="78"/>| <text:s/>38.281250%</text:p>
      <text:p text:style-name="P13">B[ <text:s/>5372]: ********************************************************* <text:s text:c="70"/>| <text:s/>44.531250%</text:p>
      <text:p text:style-name="P13">B[ <text:s/>5373]: *********************************************************** <text:s text:c="68"/>| <text:s/>46.093750%</text:p>
      <text:p text:style-name="P13">B[ <text:s/>5374]: ************************************************************ <text:s text:c="67"/>| <text:s/>46.875000%</text:p>
      <text:p text:style-name="P13">B[ <text:s/>5375]: ******************************************************** <text:s text:c="71"/>| <text:s/>43.750000%</text:p>
      <text:p text:style-name="P13">B[ <text:s/>5376]: ********************************************************* <text:s text:c="70"/>| <text:s/>44.531250%</text:p>
      <text:p text:style-name="P13">B[ <text:s/>5377]: **************************************************** <text:s text:c="75"/>| <text:s/>40.625000%</text:p>
      <text:p text:style-name="P1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3">B[ <text:s/>5515]: ********************** <text:s text:c="105"/>| <text:s/>17.187500%</text:p>
      <text:p text:style-name="P13">B[ <text:s/>5516]: *********************** <text:s text:c="104"/>| <text:s/>17.968750%</text:p>
      <text:p text:style-name="P13">B[ <text:s/>5517]: ******************** <text:s text:c="107"/>| <text:s/>15.625000%</text:p>
      <text:p text:style-name="P13">B[ <text:s/>5518]: ***************** <text:s text:c="110"/>| <text:s/>13.281250%</text:p>
      <text:p text:style-name="P13">B[ <text:s/>5519]: ********************** <text:s text:c="105"/>| <text:s/>17.187500%</text:p>
      <text:p text:style-name="P13">B[ <text:s/>5520]: ************** <text:s text:c="113"/>| <text:s/>10.937500%</text:p>
      <text:p text:style-name="P13">B[ <text:s/>5521]: ******************** <text:s text:c="107"/>| <text:s/>15.625000%</text:p>
      <text:p text:style-name="P13">B[ <text:s/>5522]: ******************* <text:s text:c="108"/>| <text:s/>14.843750%</text:p>
      <text:p text:style-name="P13">B[ <text:s/>5523]: **************** <text:s text:c="111"/>| <text:s/>12.500000%</text:p>
      <text:p text:style-name="P13">B[ <text:s/>5524]: **************** <text:s text:c="111"/>| <text:s/>12.500000%</text:p>
      <text:p text:style-name="P13">B[ <text:s/>5525]: ****************** <text:s text:c="109"/>| <text:s/>14.062500%</text:p>
      <text:p text:style-name="P13">B[ <text:s/>5526]: ******************* <text:s text:c="108"/>| <text:s/>14.843750%</text:p>
      <text:p text:style-name="P13">B[ <text:s/>5527]: ******************* <text:s text:c="108"/>| <text:s/>14.843750%</text:p>
      <text:p text:style-name="P13">B[ <text:s/>5528]: ************** <text:s text:c="113"/>| <text:s/>10.937500%</text:p>
      <text:p text:style-name="P13">B[ <text:s/>5529]: ******************** <text:s text:c="107"/>| <text:s/>15.625000%</text:p>
      <text:p text:style-name="P13">B[ <text:s/>5530]: ***************** <text:s text:c="110"/>| <text:s/>13.281250%</text:p>
      <text:p text:style-name="P13">B[ <text:s/>5531]: **************** <text:s text:c="111"/>| <text:s/>12.500000%</text:p>
      <text:p text:style-name="P13">B[ <text:s/>5532]: ******************** <text:s text:c="107"/>| <text:s/>15.625000%</text:p>
      <text:p text:style-name="P13">B[ <text:s/>5533]: ************** <text:s text:c="113"/>| <text:s/>10.937500%</text:p>
      <text:p text:style-name="P13">B[ <text:s/>5534]: ************* <text:s text:c="114"/>| <text:s/>10.156250%</text:p>
      <text:p text:style-name="P13">B[ <text:s/>5535]: ***************** <text:s text:c="110"/>| <text:s/>13.281250%</text:p>
      <text:p text:style-name="P13">B[ <text:s/>5536]: ********************** <text:s text:c="105"/>| <text:s/>17.187500%</text:p>
      <text:p text:style-name="P13">B[ <text:s/>5537]: **************** <text:s text:c="111"/>| <text:s/>12.500000%</text:p>
      <text:p text:style-name="P13">B[ <text:s/>5538]: ******************* <text:s text:c="108"/>| <text:s/>14.843750%</text:p>
      <text:p text:style-name="P13">B[ <text:s/>5539]: ******************* <text:s text:c="108"/>| <text:s/>14.843750%</text:p>
      <text:p text:style-name="P13">B[ <text:s/>5540]: ************* <text:s text:c="114"/>| <text:s/>10.156250%</text:p>
      <text:p text:style-name="P13">B[ <text:s/>5541]: *********** <text:s text:c="116"/>| <text:s text:c="2"/>8.593750%</text:p>
      <text:p text:style-name="P13">B[ <text:s/>5542]: ********************** <text:s text:c="105"/>| <text:s/>17.187500%</text:p>
      <text:p text:style-name="P13">B[ <text:s/>5543]: ********** <text:s text:c="117"/>| <text:s text:c="2"/>7.812500%</text:p>
      <text:p text:style-name="P13">B[ <text:s/>5544]: ******************* <text:s text:c="108"/>| <text:s/>14.843750%</text:p>
      <text:p text:style-name="P13">B[ <text:s/>5545]: ******************** <text:s text:c="107"/>| <text:s/>15.625000%</text:p>
      <text:p text:style-name="P13">B[ <text:s/>5546]: ************ <text:s text:c="115"/>| <text:s text:c="2"/>9.375000%</text:p>
      <text:p text:style-name="P13">B[ <text:s/>5547]: ***************** <text:s text:c="110"/>| <text:s/>13.281250%</text:p>
      <text:p text:style-name="P13">B[ <text:s/>5548]: ************* <text:s text:c="114"/>| <text:s/>10.156250%</text:p>
      <text:p text:style-name="P13">B[ <text:s/>5549]: ************** <text:s text:c="113"/>| <text:s/>10.937500%</text:p>
      <text:p text:style-name="P13">B[ <text:s/>5550]: **************** <text:s text:c="111"/>| <text:s/>12.500000%</text:p>
      <text:p text:style-name="P1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3">B[ <text:s/>5799]: <text:s text:c="128"/>| <text:s text:c="2"/>0.000000%</text:p>
      <text:p text:style-name="P13">B[ <text:s/>5800]: <text:s text:c="128"/>| <text:s text:c="2"/>0.000000%</text:p>
      <text:p text:style-name="P13">B[ <text:s/>5801]: ** <text:s text:c="125"/>| <text:s text:c="2"/>1.562500%</text:p>
      <text:p text:style-name="P13">B[ <text:s/>5802]: <text:s text:c="128"/>| <text:s text:c="2"/>0.000000%</text:p>
      <text:p text:style-name="P13">B[ <text:s/>5803]: <text:s text:c="128"/>| <text:s text:c="2"/>0.000000%</text:p>
      <text:p text:style-name="P13">B[ <text:s/>5804]: * <text:s text:c="126"/>| <text:s text:c="2"/>0.781250%</text:p>
      <text:p text:style-name="P13">B[ <text:s/>5805]: <text:s text:c="128"/>| <text:s text:c="2"/>0.000000%</text:p>
      <text:p text:style-name="P13">B[ <text:s/>5806]: <text:s text:c="128"/>| <text:s text:c="2"/>0.000000%</text:p>
      <text:p text:style-name="P13">B[ <text:s/>5807]: <text:s text:c="128"/>| <text:s text:c="2"/>0.000000%</text:p>
      <text:p text:style-name="P13">B[ <text:s/>5808]: * <text:s text:c="126"/>| <text:s text:c="2"/>0.781250%</text:p>
      <text:p text:style-name="P13">B[ <text:s/>5809]: <text:s text:c="128"/>| <text:s text:c="2"/>0.000000%</text:p>
      <text:p text:style-name="P13">B[ <text:s/>5810]: <text:s text:c="128"/>| <text:s text:c="2"/>0.000000%</text:p>
      <text:p text:style-name="P13">B[ <text:s/>5811]: <text:s text:c="128"/>| <text:s text:c="2"/>0.000000%</text:p>
      <text:p text:style-name="P13">B[ <text:s/>5812]: ** <text:s text:c="125"/>| <text:s text:c="2"/>1.562500%</text:p>
      <text:p text:style-name="P6"><text:span text:style-name="T1">H2: </text:span><text:span text:style-name="T2">(sum * rum + Prod – Log) % size</text:span><text:span text:style-name="T5"> – spreads scarcely and spiky</text:span></text:p>
      <text:p text:style-name="P14">B[ <text:s text:c="3"/>53]: <text:s text:c="128"/>| <text:s text:c="2"/>0.000000%</text:p>
      <text:p text:style-name="P14">B[ <text:s text:c="3"/>54]: <text:s text:c="128"/>| <text:s text:c="2"/>0.000000%</text:p>
      <text:p text:style-name="P14">B[ <text:s text:c="3"/>55]: <text:s text:c="128"/>| <text:s text:c="2"/>0.000000%</text:p>
      <text:p text:style-name="P14">B[ <text:s text:c="3"/>56]: <text:s text:c="128"/>| <text:s text:c="2"/>0.000000%</text:p>
      <text:p text:style-name="P14">B[ <text:s text:c="3"/>57]: <text:s text:c="128"/>| <text:s text:c="2"/>0.000000%</text:p>
      <text:p text:style-name="P14">B[ <text:s text:c="3"/>58]: <text:s text:c="128"/>| <text:s text:c="2"/>0.000000%</text:p>
      <text:p text:style-name="P14">B[ <text:s text:c="3"/>59]: <text:s text:c="128"/>| <text:s text:c="2"/>0.000000%</text:p>
      <text:p text:style-name="P14">B[ <text:s text:c="3"/>60]: <text:s text:c="128"/>| <text:s text:c="2"/>0.000000%</text:p>
      <text:p text:style-name="P14">B[ <text:s text:c="3"/>61]: ****** <text:s text:c="121"/>| <text:s text:c="2"/>4.687500%</text:p>
      <text:p text:style-name="P14">B[ <text:s text:c="3"/>62]: *** <text:s text:c="124"/>| <text:s text:c="2"/>2.343750%</text:p>
      <text:p text:style-name="P14">B[ <text:s text:c="3"/>63]: * <text:s text:c="126"/>| <text:s text:c="2"/>0.781250%</text:p>
      <text:p text:style-name="P14">B[ <text:s text:c="3"/>64]: *** <text:s text:c="124"/>| <text:s text:c="2"/>2.343750%</text:p>
      <text:p text:style-name="P14">B[ <text:s text:c="3"/>65]: **** <text:s text:c="123"/>| <text:s text:c="2"/>3.125000%</text:p>
      <text:p text:style-name="P14">B[ <text:s text:c="3"/>66]: ********** <text:s text:c="117"/>| <text:s text:c="2"/>7.812500%</text:p>
      <text:p text:style-name="P14">B[ <text:s text:c="3"/>67]: * <text:s text:c="126"/>| <text:s text:c="2"/>0.781250%</text:p>
      <text:p text:style-name="P14">B[ <text:s text:c="3"/>68]: <text:s text:c="128"/>| <text:s text:c="2"/>0.000000%</text:p>
      <text:p text:style-name="P14">B[ <text:s text:c="3"/>69]: ********* <text:s text:c="118"/>| <text:s text:c="2"/>7.031250%</text:p>
      <text:p text:style-name="P14">B[ <text:s text:c="3"/>70]: *************** <text:s text:c="112"/>| <text:s/>11.718750%</text:p>
      <text:p text:style-name="P14">B[ <text:s text:c="3"/>71]: ************************************ <text:s text:c="91"/>| <text:s/>28.125000%</text:p>
      <text:p text:style-name="P14">B[ <text:s text:c="3"/>72]: ************************************************** <text:s text:c="77"/>| <text:s/>39.062500%</text:p>
      <text:p text:style-name="P14">B[ <text:s text:c="3"/>73]: ************************************************* <text:s text:c="78"/>| <text:s/>38.281250%</text:p>
      <text:p text:style-name="P14">B[ <text:s text:c="3"/>74]: *************************** <text:s text:c="100"/>| <text:s/>21.093750%</text:p>
      <text:p text:style-name="P14">B[ <text:s text:c="3"/>75]: <text:s text:c="128"/>| <text:s text:c="2"/>0.000000%</text:p>
      <text:p text:style-name="P14">B[ <text:s text:c="3"/>76]: <text:s text:c="128"/>| <text:s text:c="2"/>0.000000%</text:p>
      <text:p text:style-name="P14">B[ <text:s text:c="3"/>77]: <text:s text:c="128"/>| <text:s text:c="2"/>0.000000%</text:p>
      <text:p text:style-name="P14">B[ <text:s text:c="3"/>78]: ******** <text:s text:c="119"/>| <text:s text:c="2"/>6.250000%</text:p>
      <text:p text:style-name="P14">B[ <text:s text:c="3"/>79]: **************************************************** <text:s text:c="75"/>| <text:s/>40.625000%</text:p>
      <text:p text:style-name="P14">B[ <text:s text:c="3"/>80]: *************** <text:s text:c="112"/>| <text:s/>11.718750%</text:p>
      <text:p text:style-name="P14">B[ <text:s text:c="3"/>81]: <text:s text:c="128"/>| <text:s text:c="2"/>0.000000%</text:p>
      <text:p text:style-name="P14">B[ <text:s text:c="3"/>82]: <text:s text:c="128"/>| <text:s text:c="2"/>0.000000%</text:p>
      <text:p text:style-name="P14">B[ <text:s text:c="3"/>83]: <text:s text:c="128"/>| <text:s text:c="2"/>0.000000%</text:p>
      <text:p text:style-name="P14">B[ <text:s text:c="3"/>84]: <text:s text:c="128"/>| <text:s text:c="2"/>0.000000%</text:p>
      <text:p text:style-name="P14">B[ <text:s text:c="3"/>85]: <text:s text:c="128"/>| <text:s text:c="2"/>0.000000%</text:p>
      <text:p text:style-name="P14">B[ <text:s text:c="3"/>86]: <text:s text:c="128"/>| <text:s text:c="2"/>0.000000%</text:p>
      <text:p text:style-name="P14">B[ <text:s text:c="3"/>87]: <text:s text:c="128"/>| <text:s text:c="2"/>0.000000%</text:p>
      <text:p text:style-name="P14">B[ <text:s text:c="3"/>88]: <text:s text:c="128"/>| <text:s text:c="2"/>0.000000%</text:p>
      <text:p text:style-name="P14">B[ <text:s text:c="3"/>89]: <text:s text:c="128"/>| <text:s text:c="2"/>0.000000%</text:p>
      <text:p text:style-name="P14">B[ <text:s text:c="3"/>90]: * <text:s text:c="126"/>| <text:s text:c="2"/>0.781250%</text:p>
      <text:p text:style-name="P14">B[ <text:s text:c="3"/>91]: **** <text:s text:c="123"/>| <text:s text:c="2"/>3.125000%</text:p>
      <text:p text:style-name="P14">B[ <text:s text:c="3"/>92]: ** <text:s text:c="125"/>| <text:s text:c="2"/>1.562500%</text:p>
      <text:p text:style-name="P14">B[ <text:s text:c="3"/>93]: <text:s text:c="128"/>| <text:s text:c="2"/>0.000000%</text:p>
      <text:p text:style-name="P14">B[ <text:s text:c="3"/>94]: <text:s text:c="128"/>| <text:s text:c="2"/>0.000000%</text:p>
      <text:p text:style-name="P14">B[ <text:s text:c="3"/>95]: * <text:s text:c="126"/>| <text:s text:c="2"/>0.781250%</text:p>
      <text:p text:style-name="P14">B[ <text:s text:c="3"/>96]: <text:s text:c="128"/>| <text:s text:c="2"/>0.000000%</text:p>
      <text:p text:style-name="P14">B[ <text:s text:c="3"/>97]: <text:s text:c="128"/>| <text:s text:c="2"/>0.000000%</text:p>
      <text:p text:style-name="P14">B[ <text:s text:c="3"/>98]: <text:s text:c="128"/>| <text:s text:c="2"/>0.000000%</text:p>
      <text:p text:style-name="P14">B[ <text:s text:c="3"/>99]: <text:s text:c="128"/>| <text:s text:c="2"/>0.000000%</text:p>
      <text:p text:style-name="P14">B[ <text:s text:c="2"/>100]: <text:s text:c="128"/>| <text:s text:c="2"/>0.000000%</text:p>
      <text:p text:style-name="P14">B[ <text:s text:c="2"/>101]: <text:s text:c="128"/>| <text:s text:c="2"/>0.000000%</text:p>
      <text:p text:style-name="P14">B[ <text:s text:c="2"/>102]: <text:s text:c="128"/>| <text:s text:c="2"/>0.000000%</text:p>
      <text:p text:style-name="P14">B[ <text:s text:c="2"/>103]: <text:s text:c="128"/>| <text:s text:c="2"/>0.000000%</text:p>
      <text:p text:style-name="P14">B[ <text:s text:c="2"/>104]: <text:s text:c="128"/>| <text:s text:c="2"/>0.000000%</text:p>
      <text:p text:style-name="P14">B[ <text:s text:c="2"/>105]: <text:s text:c="128"/>| <text:s text:c="2"/>0.000000%</text:p>
      <text:p text:style-name="P14">B[ <text:s text:c="2"/>106]: <text:s text:c="128"/>| <text:s text:c="2"/>0.000000%</text:p>
      <text:p text:style-name="P14">B[ <text:s text:c="2"/>107]: *********** <text:s text:c="116"/>| <text:s text:c="2"/>8.593750%</text:p>
      <text:p text:style-name="P14">B[ <text:s text:c="2"/>108]: ******************************************** <text:s text:c="83"/>| <text:s/>34.375000%</text:p>
      <text:p text:style-name="P14">B[ <text:s text:c="2"/>109]: *************** <text:s text:c="112"/>| <text:s/>11.718750%</text:p>
      <text:p text:style-name="P14">B[ <text:s text:c="2"/>110]: <text:s text:c="128"/>| <text:s text:c="2"/>0.000000%</text:p>
      <text:p text:style-name="P14">B[ <text:s text:c="2"/>111]: <text:s text:c="128"/>| <text:s text:c="2"/>0.000000%</text:p>
      <text:p text:style-name="P14">B[ <text:s text:c="2"/>112]: <text:s text:c="128"/>| <text:s text:c="2"/>0.000000%</text:p>
      <text:p text:style-name="P14">B[ <text:s text:c="2"/>113]: <text:s text:c="128"/>| <text:s text:c="2"/>0.000000%</text:p>
      <text:p text:style-name="P14">B[ <text:s text:c="2"/>114]: ***** <text:s text:c="122"/>| <text:s text:c="2"/>3.906250%</text:p>
      <text:p text:style-name="P14">B[ <text:s text:c="2"/>115]: * <text:s text:c="126"/>| <text:s text:c="2"/>0.781250%</text:p>
      <text:p text:style-name="P14">B[ <text:s text:c="2"/>116]: <text:s text:c="128"/>| <text:s text:c="2"/>0.000000%</text:p>
      <text:p text:style-name="P14">B[ <text:s text:c="2"/>117]: <text:s text:c="128"/>| <text:s text:c="2"/>0.000000%</text:p>
      <text:p text:style-name="P14">B[ <text:s text:c="2"/>118]: ******* <text:s text:c="120"/>| <text:s text:c="2"/>5.468750%</text:p>
      <text:p text:style-name="P14">B[ <text:s text:c="2"/>119]: *********************************************************** <text:s text:c="68"/>| <text:s/>46.093750%</text:p>
      <text:p text:style-name="P14">B[ <text:s text:c="2"/>120]: ***************** <text:s text:c="110"/>| <text:s/>13.281250%</text:p>
      <text:p text:style-name="P14">B[ <text:s text:c="2"/>121]: <text:s text:c="128"/>| <text:s text:c="2"/>0.000000%</text:p>
      <text:p text:style-name="P14">B[ <text:s text:c="2"/>122]: ******* <text:s text:c="120"/>| <text:s text:c="2"/>5.468750%</text:p>
      <text:p text:style-name="P14">B[ <text:s text:c="2"/>123]: *************************************************** <text:s text:c="76"/>| <text:s/>39.843750%</text:p>
      <text:p text:style-name="P14">B[ <text:s text:c="2"/>124]: **************** <text:s text:c="111"/>| <text:s/>12.500000%</text:p>
      <text:p text:style-name="P14">B[ <text:s text:c="2"/>125]: ********** <text:s text:c="117"/>| <text:s text:c="2"/>7.812500%</text:p>
      <text:p text:style-name="P14">B[ <text:s text:c="2"/>126]: *************************************************************** <text:s text:c="64"/>| <text:s/>49.218750%</text:p>
      <text:p text:style-name="P14">B[ <text:s text:c="2"/>127]: ************** <text:s text:c="113"/>| <text:s/>10.937500%</text:p>
      <text:p text:style-name="P14">B[ <text:s text:c="2"/>128]: <text:s text:c="128"/>| <text:s text:c="2"/>0.000000%</text:p>
      <text:p text:style-name="P14">B[ <text:s text:c="2"/>129]: <text:s text:c="128"/>| <text:s text:c="2"/>0.000000%</text:p>
      <text:p text:style-name="P14">B[ <text:s text:c="2"/>130]: ***** <text:s text:c="122"/>| <text:s text:c="2"/>3.906250%</text:p>
      <text:p text:style-name="P14">B[ <text:s text:c="2"/>131]: <text:s text:c="128"/>| <text:s text:c="2"/>0.000000%</text:p>
      <text:p text:style-name="P14">B[ <text:s text:c="2"/>132]: <text:s text:c="128"/>| <text:s text:c="2"/>0.000000%</text:p>
      <text:p text:style-name="P14">B[ <text:s text:c="2"/>133]: <text:s text:c="128"/>| <text:s text:c="2"/>0.000000%</text:p>
      <text:p text:style-name="P14">B[ <text:s text:c="2"/>134]: <text:s text:c="128"/>| <text:s text:c="2"/>0.000000%</text:p>
      <text:p text:style-name="P14">B[ <text:s text:c="2"/>135]: <text:s text:c="128"/>| <text:s text:c="2"/>0.000000%</text:p>
      <text:p text:style-name="P14">B[ <text:s text:c="2"/>136]: <text:s text:c="128"/>| <text:s text:c="2"/>0.000000%</text:p>
      <text:p text:style-name="P14">B[ <text:s text:c="2"/>137]: <text:s text:c="128"/>| <text:s text:c="2"/>0.000000%</text:p>
      <text:p text:style-name="P14">B[ <text:s text:c="2"/>138]: *** <text:s text:c="124"/>| <text:s text:c="2"/>2.343750%</text:p>
      <text:p text:style-name="P14">B[ <text:s text:c="2"/>139]: ******** <text:s text:c="119"/>| <text:s text:c="2"/>6.250000%</text:p>
      <text:p text:style-name="P14">B[ <text:s text:c="2"/>140]: * <text:s text:c="126"/>| <text:s text:c="2"/>0.781250%</text:p>
      <text:p text:style-name="P14">B[ <text:s text:c="2"/>141]: <text:s text:c="128"/>| <text:s text:c="2"/>0.000000%</text:p>
      <text:p text:style-name="P14">B[ <text:s text:c="2"/>142]: <text:s text:c="128"/>| <text:s text:c="2"/>0.000000%</text:p>
      <text:p text:style-name="P14">B[ <text:s text:c="2"/>143]: <text:s text:c="128"/>| <text:s text:c="2"/>0.000000%</text:p>
      <text:p text:style-name="P14">B[ <text:s text:c="2"/>144]: <text:s text:c="128"/>| <text:s text:c="2"/>0.000000%</text:p>
      <text:p text:style-name="P14">B[ <text:s text:c="2"/>145]: <text:s text:c="128"/>| <text:s text:c="2"/>0.000000%</text:p>
      <text:p text:style-name="P14">B[ <text:s text:c="2"/>146]: **** <text:s text:c="123"/>| <text:s text:c="2"/>3.125000%</text:p>
      <text:p text:style-name="P14">B[ <text:s text:c="2"/>147]: ******************************************************* <text:s text:c="72"/>| <text:s/>42.968750%</text:p>
      <text:p text:style-name="P14">B[ <text:s text:c="2"/>148]: *************************** <text:s text:c="100"/>| <text:s/>21.093750%</text:p>
      <text:p text:style-name="P14">B[ <text:s text:c="2"/>149]: ******************************************* <text:s text:c="84"/>| <text:s/>33.593750%</text:p>
      <text:p text:style-name="P14">B[ <text:s text:c="2"/>150]: *************** <text:s text:c="112"/>| <text:s/>11.718750%</text:p>
      <text:p text:style-name="P14">B[ <text:s text:c="2"/>151]: <text:s text:c="128"/>| <text:s text:c="2"/>0.000000%</text:p>
      <text:p text:style-name="P14">B[ <text:s text:c="2"/>152]: <text:s text:c="128"/>| <text:s text:c="2"/>0.000000%</text:p>
      <text:p text:style-name="P14">B[ <text:s text:c="2"/>153]: <text:s text:c="128"/>| <text:s text:c="2"/>0.000000%</text:p>
      <text:p text:style-name="P14">B[ <text:s text:c="2"/>154]: <text:s text:c="128"/>| <text:s text:c="2"/>0.000000%</text:p>
      <text:p text:style-name="P14">B[ <text:s text:c="2"/>155]: <text:s text:c="128"/>| <text:s text:c="2"/>0.000000%</text:p>
      <text:p text:style-name="P14">B[ <text:s text:c="2"/>156]: ******* <text:s text:c="120"/>| <text:s text:c="2"/>5.468750%</text:p>
      <text:p text:style-name="P14">B[ <text:s text:c="2"/>157]: ********************************************************** <text:s text:c="69"/>| <text:s/>45.312500%</text:p>
      <text:p text:style-name="P14">B[ <text:s text:c="2"/>158]: ******************* <text:s text:c="108"/>| <text:s/>14.843750%</text:p>
      <text:p text:style-name="P14">B[ <text:s text:c="2"/>159]: *** <text:s text:c="124"/>| <text:s text:c="2"/>2.343750%</text:p>
      <text:p text:style-name="P14">B[ <text:s text:c="2"/>160]: ************** <text:s text:c="113"/>| <text:s/>10.937500%</text:p>
      <text:p text:style-name="P14">B[ <text:s text:c="2"/>161]: *** <text:s text:c="124"/>| <text:s text:c="2"/>2.343750%</text:p>
      <text:p text:style-name="P14">B[ <text:s text:c="2"/>162]: <text:s text:c="128"/>| <text:s text:c="2"/>0.000000%</text:p>
      <text:p text:style-name="P14">B[ <text:s text:c="2"/>163]: <text:s text:c="128"/>| <text:s text:c="2"/>0.000000%</text:p>
      <text:p text:style-name="P14">B[ <text:s text:c="2"/>164]: <text:s text:c="128"/>| <text:s text:c="2"/>0.000000%</text:p>
      <text:p text:style-name="P14">B[ <text:s text:c="2"/>165]: <text:s text:c="128"/>| <text:s text:c="2"/>0.000000%</text:p>
      <text:p text:style-name="P14">B[ <text:s text:c="2"/>166]: <text:s text:c="128"/>| <text:s text:c="2"/>0.000000%</text:p>
      <text:p text:style-name="P14">B[ <text:s text:c="2"/>167]: * <text:s text:c="126"/>| <text:s text:c="2"/>0.781250%</text:p>
      <text:p text:style-name="P14">B[ <text:s text:c="2"/>168]: * <text:s text:c="126"/>| <text:s text:c="2"/>0.781250%</text:p>
      <text:p text:style-name="P14">B[ <text:s text:c="2"/>169]: <text:s text:c="128"/>| <text:s text:c="2"/>0.000000%</text:p>
      <text:p text:style-name="P14">B[ <text:s text:c="2"/>170]: <text:s text:c="128"/>| <text:s text:c="2"/>0.000000%</text:p>
      <text:p text:style-name="P14">B[ <text:s text:c="2"/>171]: <text:s text:c="128"/>| <text:s text:c="2"/>0.000000%</text:p>
      <text:p text:style-name="P14">B[ <text:s text:c="2"/>172]: <text:s text:c="128"/>| <text:s text:c="2"/>0.000000%</text:p>
      <text:p text:style-name="P14">B[ <text:s text:c="2"/>173]: <text:s text:c="128"/>| <text:s text:c="2"/>0.000000%</text:p>
      <text:p text:style-name="P14">B[ <text:s text:c="2"/>174]: <text:s text:c="128"/>| <text:s text:c="2"/>0.000000%</text:p>
      <text:p text:style-name="P14">B[ <text:s text:c="2"/>175]: * <text:s text:c="126"/>| <text:s text:c="2"/>0.781250%</text:p>
      <text:p text:style-name="P14">B[ <text:s text:c="2"/>176]: <text:s text:c="128"/>| <text:s text:c="2"/>0.000000%</text:p>
      <text:p text:style-name="P10"><text:span text:style-name="T1">H3:</text:span><text:span text:style-name="T4"> </text:span><text:span text:style-name="T3">(sum * f1 + rum * f2 + Log + Sin + Cos) % size</text:span><text:span text:style-name="T4"> – spreads nicely with few spikes and few holes</text:span></text:p>
      <text:p text:style-name="P15">B[ <text:s text:c="3"/>81]: *********************** <text:s text:c="104"/>| <text:s/>17.968750%</text:p>
      <text:p text:style-name="P15">B[ <text:s text:c="3"/>82]: *********************************************** <text:s text:c="80"/>| <text:s/>36.718750%</text:p>
      <text:p text:style-name="P15">B[ <text:s text:c="3"/>83]: ********************************* <text:s text:c="94"/>| <text:s/>25.781250%</text:p>
      <text:p text:style-name="P15">B[ <text:s text:c="3"/>84]: ************************************* <text:s text:c="90"/>| <text:s/>28.906250%</text:p>
      <text:p text:style-name="P15">B[ <text:s text:c="3"/>85]: ****************************************** <text:s text:c="85"/>| <text:s/>32.812500%</text:p>
      <text:p text:style-name="P15">B[ <text:s text:c="3"/>86]: *********************** <text:s text:c="104"/>| <text:s/>17.968750%</text:p>
      <text:p text:style-name="P15">B[ <text:s text:c="3"/>87]: *********************************************************************** <text:s text:c="56"/>| <text:s/>55.468750%</text:p>
      <text:p text:style-name="P15">B[ <text:s text:c="3"/>88]: ************************************************************* <text:s text:c="66"/>| <text:s/>47.656250%</text:p>
      <text:p text:style-name="P15">B[ <text:s text:c="3"/>89]: ********************************* <text:s text:c="94"/>| <text:s/>25.781250%</text:p>
      <text:p text:style-name="P15">B[ <text:s text:c="3"/>90]: ********************************* <text:s text:c="94"/>| <text:s/>25.781250%</text:p>
      <text:p text:style-name="P15">B[ <text:s text:c="3"/>91]: ******************************************************** <text:s text:c="71"/>| <text:s/>43.750000%</text:p>
      <text:p text:style-name="P15">B[ <text:s text:c="3"/>92]: ********************************* <text:s text:c="94"/>| <text:s/>25.781250%</text:p>
      <text:p text:style-name="P15">B[ <text:s text:c="3"/>93]: **************************************************** <text:s text:c="75"/>| <text:s/>40.625000%</text:p>
      <text:p text:style-name="P15">B[ <text:s text:c="3"/>94]: **************************************************** <text:s text:c="75"/>| <text:s/>40.625000%</text:p>
      <text:p text:style-name="P15">B[ <text:s text:c="3"/>95]: ****************************************** <text:s text:c="85"/>| <text:s/>32.812500%</text:p>
      <text:p text:style-name="P15">B[ <text:s text:c="3"/>96]: ****************************************** <text:s text:c="85"/>| <text:s/>32.812500%</text:p>
      <text:p text:style-name="P15">B[ <text:s text:c="3"/>97]: *********************************************************************** <text:s text:c="56"/>| <text:s/>55.468750%</text:p>
      <text:p text:style-name="P15">B[ <text:s text:c="3"/>98]: ****************************************** <text:s text:c="85"/>| <text:s/>32.812500%</text:p>
      <text:p text:style-name="P15">B[ <text:s text:c="3"/>99]: ****************** <text:s text:c="109"/>| <text:s/>14.062500%</text:p>
      <text:p text:style-name="P15">B[ <text:s text:c="2"/>100]: ************************************************************* <text:s text:c="66"/>| <text:s/>47.656250%</text:p>
      <text:p text:style-name="P15">B[ <text:s text:c="2"/>101]: **************************************************** <text:s text:c="75"/>| <text:s/>40.625000%</text:p>
      <text:p text:style-name="P15">B[ <text:s text:c="2"/>102]: *********************************************** <text:s text:c="80"/>| <text:s/>36.718750%</text:p>
      <text:p text:style-name="P15">B[ <text:s text:c="2"/>103]: *********************** <text:s text:c="104"/>| <text:s/>17.968750%</text:p>
      <text:p text:style-name="P15">B[ <text:s text:c="2"/>104]: *********************************************** <text:s text:c="80"/>| <text:s/>36.718750%</text:p>
      <text:p text:style-name="P15">B[ <text:s text:c="2"/>105]: ******************************************************** <text:s text:c="71"/>| <text:s/>43.750000%</text:p>
      <text:p text:style-name="P15">B[ <text:s text:c="2"/>106]: *********************************************** <text:s text:c="80"/>| <text:s/>36.718750%</text:p>
      <text:p text:style-name="P15">B[ <text:s text:c="2"/>107]: *********************************************** <text:s text:c="80"/>| <text:s/>36.718750%</text:p>
      <text:p text:style-name="P15">B[ <text:s text:c="2"/>108]: ************************************************************* <text:s text:c="66"/>| <text:s/>47.656250%</text:p>
      <text:p text:style-name="P15">B[ <text:s text:c="2"/>109]: ****************************************** <text:s text:c="85"/>| <text:s/>32.812500%</text:p>
      <text:p text:style-name="P15">B[ <text:s text:c="2"/>110]: ************************************* <text:s text:c="90"/>| <text:s/>28.906250%</text:p>
      <text:p text:style-name="P15">B[ <text:s text:c="2"/>111]: ************************************* <text:s text:c="90"/>| <text:s/>28.906250%</text:p>
      <text:p text:style-name="P15">B[ <text:s text:c="2"/>112]: ******************************************************** <text:s text:c="71"/>| <text:s/>43.750000%</text:p>
      <text:p text:style-name="P15">B[ <text:s text:c="2"/>113]: ****************************************** <text:s text:c="85"/>| <text:s/>32.812500%</text:p>
      <text:p text:style-name="P15">B[ <text:s text:c="2"/>114]: **************************** <text:s text:c="99"/>| <text:s/>21.875000%</text:p>
      <text:p text:style-name="P15">B[ <text:s text:c="2"/>115]: *********************************************** <text:s text:c="80"/>| <text:s/>36.718750%</text:p>
      <text:p text:style-name="P15">B[ <text:s text:c="2"/>116]: ****************************************** <text:s text:c="85"/>| <text:s/>32.812500%</text:p>
      <text:p text:style-name="P15">B[ <text:s text:c="2"/>117]: *********************************************** <text:s text:c="80"/>| <text:s/>36.718750%</text:p>
      <text:p text:style-name="P15">B[ <text:s text:c="2"/>118]: ************************************* <text:s text:c="90"/>| <text:s/>28.906250%</text:p>
      <text:p text:style-name="P15">B[ <text:s text:c="2"/>119]: ****************** <text:s text:c="109"/>| <text:s/>14.062500%</text:p>
      <text:p text:style-name="P15">B[ <text:s text:c="2"/>120]: *********************************************** <text:s text:c="80"/>| <text:s/>36.718750%</text:p>
      <text:p text:style-name="P15">B[ <text:s text:c="2"/>121]: ****************************************** <text:s text:c="85"/>| <text:s/>32.812500%</text:p>
      <text:p text:style-name="P15">B[ <text:s text:c="2"/>122]: ******************************************************** <text:s text:c="71"/>| <text:s/>43.750000%</text:p>
      <text:p text:style-name="P15">B[ <text:s text:c="2"/>123]: ************************************* <text:s text:c="90"/>| <text:s/>28.906250%</text:p>
      <text:p text:style-name="P15">B[ <text:s text:c="2"/>124]: ********************************* <text:s text:c="94"/>| <text:s/>25.781250%</text:p>
      <text:p text:style-name="P15">B[ <text:s text:c="2"/>125]: ****************************************** <text:s text:c="85"/>| <text:s/>32.812500%</text:p>
      <text:p text:style-name="P15">B[ <text:s text:c="2"/>126]: **************************************************** <text:s text:c="75"/>| <text:s/>40.625000%</text:p>
      <text:p text:style-name="P15">B[ <text:s text:c="2"/>127]: **************************************************** <text:s text:c="75"/>| <text:s/>40.625000%</text:p>
      <text:p text:style-name="P15">B[ <text:s text:c="2"/>128]: ****************************************** <text:s text:c="85"/>| <text:s/>32.812500%</text:p>
      <text:p text:style-name="P15">B[ <text:s text:c="2"/>129]: **************************************************** <text:s text:c="75"/>| <text:s/>40.625000%</text:p>
      <text:p text:style-name="P15">B[ <text:s text:c="2"/>130]: ****************** <text:s text:c="109"/>| <text:s/>14.062500%</text:p>
      <text:p text:style-name="P15">B[ <text:s text:c="2"/>131]: **************************************************** <text:s text:c="75"/>| <text:s/>40.625000%</text:p>
      <text:p text:style-name="P15">B[ <text:s text:c="2"/>132]: *********************************************** <text:s text:c="80"/>| <text:s/>36.718750%</text:p>
      <text:p text:style-name="P15">B[ <text:s text:c="2"/>133]: *********************** <text:s text:c="104"/>| <text:s/>17.968750%</text:p>
      <text:p text:style-name="P15">B[ <text:s text:c="2"/>134]: *********************** <text:s text:c="104"/>| <text:s/>17.968750%</text:p>
      <text:p text:style-name="P15">B[ <text:s text:c="2"/>135]: ************************************************************* <text:s text:c="66"/>| <text:s/>47.656250%</text:p>
      <text:p text:style-name="P15">B[ <text:s text:c="2"/>136]: ******************************************************** <text:s text:c="71"/>| <text:s/>43.750000%</text:p>
      <text:p text:style-name="P15">B[ <text:s text:c="2"/>137]: ************************************************************* <text:s text:c="66"/>| <text:s/>47.656250%</text:p>
      <text:p text:style-name="P15">B[ <text:s text:c="2"/>138]: ******************************************************** <text:s text:c="71"/>| <text:s/>43.750000%</text:p>
      <text:p text:style-name="P15">B[ <text:s text:c="2"/>139]: ****************************************** <text:s text:c="85"/>| <text:s/>32.812500%</text:p>
      <text:p text:style-name="P15">B[ <text:s text:c="2"/>140]: ********************************* <text:s text:c="94"/>| <text:s/>25.781250%</text:p>
      <text:p text:style-name="P15">B[ <text:s text:c="2"/>141]: ************************************************************* <text:s text:c="66"/>| <text:s/>47.656250%</text:p>
      <text:p text:style-name="P15">B[ <text:s text:c="2"/>142]: ********************************* <text:s text:c="94"/>| <text:s/>25.781250%</text:p>
      <text:p text:style-name="P15">B[ <text:s text:c="2"/>143]: *********************************************** <text:s text:c="80"/>| <text:s/>36.718750%</text:p>
      <text:p text:style-name="P15">B[ <text:s text:c="2"/>144]: *********************************************** <text:s text:c="80"/>| <text:s/>36.718750%</text:p>
      <text:p text:style-name="P15">B[ <text:s text:c="2"/>145]: ********************************* <text:s text:c="94"/>| <text:s/>25.781250%</text:p>
      <text:p text:style-name="P15">B[ <text:s text:c="2"/>146]: ****************************************************************************************** <text:s text:c="37"/>| <text:s/>70.312500%</text:p>
      <text:p text:style-name="P15">B[ <text:s text:c="2"/>147]: ******************************************************** <text:s text:c="71"/>| <text:s/>43.750000%</text:p>
      <text:p text:style-name="P15">B[ <text:s text:c="2"/>148]: ********************************* <text:s text:c="94"/>| <text:s/>25.781250%</text:p>
      <text:p text:style-name="P15">B[ <text:s text:c="2"/>149]: ********************************* <text:s text:c="94"/>| <text:s/>25.781250%</text:p>
      <text:p text:style-name="P15">B[ <text:s text:c="2"/>150]: **************************************************** <text:s text:c="75"/>| <text:s/>40.625000%</text:p>
      <text:p text:style-name="P15">B[ <text:s text:c="2"/>151]: ************************************************************* <text:s text:c="66"/>| <text:s/>47.656250%</text:p>
      <text:p text:style-name="P15">B[ <text:s text:c="2"/>152]: ****************************************** <text:s text:c="85"/>| <text:s/>32.812500%</text:p>
      <text:p text:style-name="P15">B[ <text:s text:c="2"/>153]: *********************************************************************** <text:s text:c="56"/>| <text:s/>55.468750%</text:p>
      <text:p text:style-name="P15">B[ <text:s text:c="2"/>154]: ****************************************** <text:s text:c="85"/>| <text:s/>32.812500%</text:p>
      <text:p text:style-name="P15">B[ <text:s text:c="2"/>155]: **************************************************** <text:s text:c="75"/>| <text:s/>40.625000%</text:p>
      <text:p text:style-name="P15">B[ <text:s text:c="2"/>156]: ****************************************** <text:s text:c="85"/>| <text:s/>32.812500%</text:p>
      <text:p text:style-name="P15">B[ <text:s text:c="2"/>157]: ****************************************** <text:s text:c="85"/>| <text:s/>32.812500%</text:p>
      <text:p text:style-name="P15">B[ <text:s text:c="2"/>158]: *********************************************** <text:s text:c="80"/>| <text:s/>36.718750%</text:p>
      <text:p text:style-name="P15">B[ <text:s text:c="2"/>159]: ********************************* <text:s text:c="94"/>| <text:s/>25.781250%</text:p>
      <text:p text:style-name="P15">B[ <text:s text:c="2"/>160]: ****************************************** <text:s text:c="85"/>| <text:s/>32.812500%</text:p>
      <text:p text:style-name="P15">B[ <text:s text:c="2"/>161]: ********************************* <text:s text:c="94"/>| <text:s/>25.781250%</text:p>
      <text:p text:style-name="P15">B[ <text:s text:c="2"/>162]: ********************************* <text:s text:c="94"/>| <text:s/>25.781250%</text:p>
      <text:p text:style-name="P15">B[ <text:s text:c="2"/>163]: **************************************************** <text:s text:c="75"/>| <text:s/>40.625000%</text:p>
      <text:p text:style-name="P15">B[ <text:s text:c="2"/>164]: *********************************************** <text:s text:c="80"/>| <text:s/>36.718750%</text:p>
      <text:p text:style-name="P15">B[ <text:s text:c="2"/>165]: ******************************************************** <text:s text:c="71"/>| <text:s/>43.750000%</text:p>
      <text:p text:style-name="P15">B[ <text:s text:c="2"/>166]: ************************************* <text:s text:c="90"/>| <text:s/>28.906250%</text:p>
      <text:p text:style-name="P15">B[ <text:s text:c="2"/>167]: *********************************************** <text:s text:c="80"/>| <text:s/>36.718750%</text:p>
      <text:p text:style-name="P15">B[ <text:s text:c="2"/>168]: *************************************************************************** <text:s text:c="52"/>| <text:s/>58.593750%</text:p>
      <text:p text:style-name="P15">B[ <text:s text:c="2"/>169]: ************************************* <text:s text:c="90"/>| <text:s/>28.906250%</text:p>
      <text:p text:style-name="P15">B[ <text:s text:c="2"/>170]: **************************** <text:s text:c="99"/>| <text:s/>21.875000%</text:p>
      <text:p text:style-name="P15">B[ <text:s text:c="2"/>171]: ****************************************** <text:s text:c="85"/>| <text:s/>32.812500%</text:p>
      <text:p text:style-name="P15">B[ <text:s text:c="2"/>172]: ********************************* <text:s text:c="94"/>| <text:s/>25.781250%</text:p>
      <text:p text:style-name="P15">B[ <text:s text:c="2"/>173]: ******************************************************************************** <text:s text:c="47"/>| <text:s/>62.500000%</text:p>
      <text:p text:style-name="P15">B[ <text:s text:c="2"/>174]: ****************************************** <text:s text:c="85"/>| <text:s/>32.812500%</text:p>
      <text:p text:style-name="P15">B[ <text:s text:c="2"/>175]: ****************************************** <text:s text:c="85"/>| <text:s/>32.812500%</text:p>
      <text:p text:style-name="P15">B[ <text:s text:c="2"/>176]: ****************************************** <text:s text:c="85"/>| <text:s/>32.812500%</text:p>
      <text:p text:style-name="P15">B[ <text:s text:c="2"/>177]: **************************************************** <text:s text:c="75"/>| <text:s/>40.625000%</text:p>
      <text:p text:style-name="P15">B[ <text:s text:c="2"/>178]: ****************************************** <text:s text:c="85"/>| <text:s/>32.812500%</text:p>
      <text:p text:style-name="P15">B[ <text:s text:c="2"/>179]: ****************************************** <text:s text:c="85"/>| <text:s/>32.812500%</text:p>
      <text:p text:style-name="P15">B[ <text:s text:c="2"/>180]: *********************** <text:s text:c="104"/>| <text:s/>17.968750%</text:p>
      <text:p text:style-name="P15">B[ <text:s text:c="2"/>181]: *********************************************** <text:s text:c="80"/>| <text:s/>36.718750%</text:p>
      <text:p text:style-name="P15">B[ <text:s text:c="2"/>182]: ****************** <text:s text:c="109"/>| <text:s/>14.062500%</text:p>
      <text:p text:style-name="P15">B[ <text:s text:c="2"/>183]: *********************************************** <text:s text:c="80"/>| <text:s/>36.718750%</text:p>
      <text:p text:style-name="P15">B[ <text:s text:c="2"/>184]: ****************************************** <text:s text:c="85"/>| <text:s/>32.812500%</text:p>
      <text:p text:style-name="P15">B[ <text:s text:c="2"/>185]: **************************************************** <text:s text:c="75"/>| <text:s/>40.625000%</text:p>
      <text:p text:style-name="P15">B[ <text:s text:c="2"/>186]: **************************************************** <text:s text:c="75"/>| <text:s/>40.625000%</text:p>
      <text:p text:style-name="P15">B[ <text:s text:c="2"/>187]: ************************************* <text:s text:c="90"/>| <text:s/>28.906250%</text:p>
      <text:p text:style-name="P15">B[ <text:s text:c="2"/>188]: ************************************* <text:s text:c="90"/>| <text:s/>28.906250%</text:p>
      <text:p text:style-name="P15">B[ <text:s text:c="2"/>189]: *********************************************** <text:s text:c="80"/>| <text:s/>36.718750%</text:p>
      <text:p text:style-name="P15">B[ <text:s text:c="2"/>190]: ********************************* <text:s text:c="94"/>| <text:s/>25.781250%</text:p>
      <text:p text:style-name="P15">B[ <text:s text:c="2"/>191]: ******************************************************** <text:s text:c="71"/>| <text:s/>43.750000%</text:p>
      <text:p text:style-name="P15">B[ <text:s text:c="2"/>192]: ******************************************************** <text:s text:c="71"/>| <text:s/>43.750000%</text:p>
      <text:p text:style-name="P15">B[ <text:s text:c="2"/>193]: **************************************************** <text:s text:c="75"/>| <text:s/>40.625000%</text:p>
      <text:p text:style-name="P15">B[ <text:s text:c="2"/>194]: ************** <text:s text:c="113"/>| <text:s/>10.937500%</text:p>
      <text:p text:style-name="P15">B[ <text:s text:c="2"/>195]: ********************************* <text:s text:c="94"/>| <text:s/>25.781250%</text:p>
      <text:p text:style-name="P15">B[ <text:s text:c="2"/>196]: ******************************************************** <text:s text:c="71"/>| <text:s/>43.750000%</text:p>
      <text:p text:style-name="P15">B[ <text:s text:c="2"/>197]: ****************************************** <text:s text:c="85"/>| <text:s/>32.812500%</text:p>
      <text:p text:style-name="P15">B[ <text:s text:c="2"/>198]: **************************** <text:s text:c="99"/>| <text:s/>21.875000%</text:p>
      <text:p text:style-name="P15">B[ <text:s text:c="2"/>199]: ********************************* <text:s text:c="94"/>| <text:s/>25.781250%</text:p>
      <text:p text:style-name="P15">B[ <text:s text:c="2"/>200]: ****************************************************************** <text:s text:c="61"/>| <text:s/>51.562500%</text:p>
      <text:p text:style-name="P15">B[ <text:s text:c="2"/>201]: ********************************* <text:s text:c="94"/>| <text:s/>25.781250%</text:p>
      <text:p text:style-name="P15">B[ <text:s text:c="2"/>202]: **************************** <text:s text:c="99"/>| <text:s/>21.875000%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</meta:initial-creator>
    <dc:creator>A H</dc:creator>
    <meta:editing-cycles>72</meta:editing-cycles>
    <meta:creation-date>2015-05-09T09:51:00</meta:creation-date>
    <dc:date>2015-05-17T15:40:14.54</dc:date>
    <meta:editing-duration>PT4H22M57S</meta:editing-duration>
    <meta:generator>OpenOffice/4.1.1$Win32 OpenOffice.org_project/411m6$Build-9775</meta:generator>
    <meta:document-statistic meta:table-count="1" meta:image-count="0" meta:object-count="8" meta:page-count="5" meta:paragraph-count="570" meta:word-count="2428" meta:character-count="720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o stretchy="false">∑</mo>
        <mi mathvariant="italic">content</mi>
      </mrow>
      <mrow>
        <mo stretchy="false">[</mo>
        <mrow>
          <mi>i</mi>
        </mrow>
        <mo stretchy="false">]</mo>
      </mrow>
    </mrow>
    <annotation encoding="StarMath 5.0">sum content[i]
</annotation>
  </semantics>
</math>
</file>

<file path=Object 2/content.xml><?xml version="1.0" encoding="utf-8"?>
<math xmlns="http://www.w3.org/1998/Math/MathML">
  <semantics>
    <mrow>
      <mrow>
        <mo stretchy="false">∑</mo>
        <mi>sin</mi>
      </mrow>
      <mrow>
        <mo stretchy="false">(</mo>
        <mrow>
          <mi mathvariant="italic">content</mi>
          <mrow>
            <mo stretchy="false">[</mo>
            <mrow>
              <mi>i</mi>
            </mrow>
            <mo stretchy="false">]</mo>
          </mrow>
        </mrow>
        <mo stretchy="false">)</mo>
      </mrow>
    </mrow>
    <annotation encoding="StarMath 5.0">sum sin(content[i])</annotation>
  </semantics>
</math>
</file>

<file path=Object 3/content.xml><?xml version="1.0" encoding="utf-8"?>
<math xmlns="http://www.w3.org/1998/Math/MathML">
  <semantics>
    <mrow>
      <mrow>
        <mo stretchy="false">∑</mo>
        <mi>sin</mi>
      </mrow>
      <mrow>
        <mo stretchy="false">(</mo>
        <mrow>
          <mi mathvariant="italic">content</mi>
          <mrow>
            <mo stretchy="false">[</mo>
            <mrow>
              <mi>i</mi>
            </mrow>
            <mo stretchy="false">]</mo>
          </mrow>
        </mrow>
        <mo stretchy="false">)</mo>
      </mrow>
    </mrow>
    <annotation encoding="StarMath 5.0">sum sin(content[i]) </annotation>
  </semantics>
</math>
</file>

<file path=Object 4/content.xml><?xml version="1.0" encoding="utf-8"?>
<math xmlns="http://www.w3.org/1998/Math/MathML">
  <semantics>
    <mrow>
      <mrow>
        <mo stretchy="false">∑</mo>
        <mrow>
          <mo stretchy="false">(</mo>
          <mrow>
            <mrow>
              <mn>255</mn>
              <mo stretchy="false">−</mo>
              <mi mathvariant="italic">content</mi>
            </mrow>
            <mrow>
              <mo stretchy="false">[</mo>
              <mrow>
                <mi>i</mi>
              </mrow>
              <mo stretchy="false">]</mo>
            </mrow>
          </mrow>
          <mo stretchy="false">)</mo>
        </mrow>
      </mrow>
    </mrow>
    <annotation encoding="StarMath 5.0">sum (255 - content[i])</annotation>
  </semantics>
</math>
</file>

<file path=Object 5/content.xml><?xml version="1.0" encoding="utf-8"?>
<math xmlns="http://www.w3.org/1998/Math/MathML">
  <semantics>
    <mrow>
      <mrow>
        <mo stretchy="false">∏</mo>
        <mi mathvariant="italic">content</mi>
      </mrow>
      <mrow>
        <mo stretchy="false">[</mo>
        <mrow>
          <mi>i</mi>
        </mrow>
        <mo stretchy="false">]</mo>
      </mrow>
    </mrow>
    <annotation encoding="StarMath 5.0">prod content[i]</annotation>
  </semantics>
</math>
</file>

<file path=Object 6/content.xml><?xml version="1.0" encoding="utf-8"?>
<math xmlns="http://www.w3.org/1998/Math/MathML">
  <semantics>
    <mrow>
      <mrow>
        <mo stretchy="false">∑</mo>
        <mi>log</mi>
      </mrow>
      <mrow>
        <mo stretchy="false">(</mo>
        <mrow>
          <mi mathvariant="italic">content</mi>
          <mrow>
            <mo stretchy="false">[</mo>
            <mrow>
              <mi>i</mi>
            </mrow>
            <mo stretchy="false">]</mo>
          </mrow>
        </mrow>
        <mo stretchy="false">)</mo>
      </mrow>
    </mrow>
    <annotation encoding="StarMath 5.0">sum log(content[i])</annotation>
  </semantics>
</math>
</file>

<file path=Object 7/content.xml><?xml version="1.0" encoding="utf-8"?>
<math xmlns="http://www.w3.org/1998/Math/MathML">
  <semantics>
    <mrow>
      <mrow>
        <mo stretchy="false">∑</mo>
        <mrow>
          <mo stretchy="false">(</mo>
          <mrow>
            <mi mathvariant="italic">content</mi>
            <mrow>
              <mo stretchy="false">[</mo>
              <mrow>
                <mi>i</mi>
              </mrow>
              <mo stretchy="false">]</mo>
            </mrow>
            <mi mathvariant="italic">mod</mi>
            <mn>2</mn>
          </mrow>
          <mo stretchy="false">)</mo>
        </mrow>
      </mrow>
    </mrow>
    <annotation encoding="StarMath 5.0">sum (content[i] mod 2)</annotation>
  </semantics>
</math>
</file>

<file path=Object 8/content.xml><?xml version="1.0" encoding="utf-8"?>
<math xmlns="http://www.w3.org/1998/Math/MathML">
  <semantics>
    <mrow>
      <mrow>
        <mo stretchy="false">∑</mo>
        <mrow>
          <mo stretchy="false">(</mo>
          <mrow>
            <mi mathvariant="italic">content</mi>
            <mrow>
              <mo stretchy="false">[</mo>
              <mrow>
                <mi>i</mi>
              </mrow>
              <mo stretchy="false">]</mo>
            </mrow>
            <mi mathvariant="italic">mod</mi>
            <mn>3</mn>
          </mrow>
          <mo stretchy="false">)</mo>
        </mrow>
      </mrow>
    </mrow>
    <annotation encoding="StarMath 5.0">sum (content[i] mod 3)</annotation>
  </semantics>
</math>
</file>